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="0.049cm" fo:border="0.06pt solid #e5e7eb"/>
    </style:style>
    <style:style style:name="P2" style:family="paragraph" style:parent-style-name="Heading_20_2">
      <style:paragraph-properties fo:margin-left="0cm" fo:margin-right="0cm" fo:text-indent="0cm" style:auto-text-indent="false" fo:padding="0.049cm" fo:border="0.06pt solid #e5e7eb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.049cm" fo:border="0.06pt solid #e5e7eb"/>
    </style:style>
    <style:style style:name="P5" style:family="paragraph" style:parent-style-name="Preformatted_20_Text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6" style:family="paragraph" style:parent-style-name="Preformatted_20_Text">
      <style:paragraph-properties fo:margin-left="0cm" fo:margin-right="0cm" fo:text-indent="0cm" style:auto-text-indent="false" fo:padding="0.049cm" fo:border="0.06pt solid #e5e7e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5e7eb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</style:style>
    <style:style style:name="P9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.049cm" fo:border="0.06pt solid #e5e7eb"/>
    </style:style>
    <style:style style:name="P11" style:family="paragraph" style:parent-style-name="Text_20_body" style:list-style-name="L5">
      <style:paragraph-properties fo:margin-left="0cm" fo:margin-right="0cm" fo:text-indent="0cm" style:auto-text-indent="false" fo:padding="0.049cm" fo:border="0.06pt solid #e5e7eb"/>
    </style:style>
    <style:style style:name="P12" style:family="paragraph" style:parent-style-name="Text_20_body" style:list-style-name="L6">
      <style:paragraph-properties fo:margin-left="0cm" fo:margin-right="0cm" fo:text-indent="0cm" style:auto-text-indent="false" fo:padding="0.049cm" fo:border="0.06pt solid #e5e7eb"/>
    </style:style>
    <style:style style:name="P13" style:family="paragraph" style:parent-style-name="Text_20_body" style:list-style-name="L7">
      <style:paragraph-properties fo:margin-left="0cm" fo:margin-right="0cm" fo:text-indent="0cm" style:auto-text-indent="false" fo:padding="0.049cm" fo:border="0.06pt solid #e5e7eb"/>
    </style:style>
    <style:style style:name="P14" style:family="paragraph" style:parent-style-name="Text_20_body" style:list-style-name="L8">
      <style:paragraph-properties fo:margin-left="0cm" fo:margin-right="0cm" fo:text-indent="0cm" style:auto-text-indent="false" fo:padding="0.049cm" fo:border="0.06pt solid #e5e7eb"/>
    </style:style>
    <style:style style:name="P15" style:family="paragraph" style:parent-style-name="Text_20_body" style:list-style-name="L9">
      <style:paragraph-properties fo:margin-left="0cm" fo:margin-right="0cm" fo:text-indent="0cm" style:auto-text-indent="false" fo:padding="0.049cm" fo:border="0.06pt solid #e5e7eb"/>
    </style:style>
    <style:style style:name="P16" style:family="paragraph" style:parent-style-name="Text_20_body" style:list-style-name="L10">
      <style:paragraph-properties fo:margin-left="0cm" fo:margin-right="0cm" fo:text-indent="0cm" style:auto-text-indent="false" fo:padding="0.049cm" fo:border="0.06pt solid #e5e7eb"/>
    </style:style>
    <style:style style:name="P17" style:family="paragraph" style:parent-style-name="Text_20_body" style:list-style-name="L11">
      <style:paragraph-properties fo:margin-left="0cm" fo:margin-right="0cm" fo:text-indent="0cm" style:auto-text-indent="false" fo:padding="0.049cm" fo:border="0.06pt solid #e5e7eb"/>
    </style:style>
    <style:style style:name="P18" style:family="paragraph" style:parent-style-name="Text_20_body" style:list-style-name="L12">
      <style:paragraph-properties fo:margin-left="0cm" fo:margin-right="0cm" fo:text-indent="0cm" style:auto-text-indent="false" fo:padding="0.049cm" fo:border="0.06pt solid #e5e7eb"/>
    </style:style>
    <style:style style:name="T1" style:family="text">
      <style:text-properties loext:padding="0.049cm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imulazione-ottimizzata-di-mpiallgather-tramite-de"/>Simulazione Ottimizzata di MPI_Allgather Tramite Descrizioni JSON di Percorsi: Analisi Dettagliata e Scelte Progettuali</text:h>
      <text:h text:style-name="P2" text:outline-level="2"><text:bookmark text:name="introduzione"/>Introduzione</text:h>
      <text:p text:style-name="P3">Il codice qui presentato implementa una simulazione di un’operazione collettiva <text:span text:style-name="Source_20_Text"><text:span text:style-name="T1">MPI_Allgather</text:span></text:span> non tramite le primitive di comunicazione collettiva fornite da MPI, ma secondo una <text:span text:style-name="Strong_20_Emphasis"><text:span text:style-name="T1">strategia custom</text:span></text:span> descritta tramite un file <text:span text:style-name="Source_20_Text"><text:span text:style-name="T1">JSON</text:span></text:span> che elenca tutti i "percorsi" (sequence di hop) che ogni dato deve attraversare. La simulazione supporta topologie e strategie complesse, come potrebbero essere richieste per valutare performance e strategie in data-center, reti Dragonfly o reti a grafi irregolari.</text:p>
      <text:p text:style-name="P3">La soluzione si concentra su:</text:p>
      <text:list text:style-name="L1">
        <text:list-item>
          <text:p text:style-name="P4"><text:span text:style-name="Strong_20_Emphasis"><text:span text:style-name="T1">Efficienza nel parsing dei dati di comunicazione.</text:span></text:span></text:p>
        </text:list-item>
        <text:list-item>
          <text:p text:style-name="P4"><text:span text:style-name="Strong_20_Emphasis"><text:span text:style-name="T1">Località e rapidità di accesso</text:span></text:span> alle informazioni rilevanti per ogni processo/rank MPI.</text:p>
        </text:list-item>
        <text:list-item>
          <text:p text:style-name="P4"><text:span text:style-name="Strong_20_Emphasis"><text:span text:style-name="T1">Minimizzazione duplicazione/scansione</text:span></text:span> dei dati tramite costruzione anticipata delle strutture per-rank direttamente durante il parsing.</text:p>
        </text:list-item>
      </text:list>
      <text:p text:style-name="P3">Di seguito, si analizzano i principali aspetti architetturali, le strutture dati, il flusso di esecuzione e le ottimizzazioni implementate.</text:p>
      <text:h text:style-name="P2" text:outline-level="2"><text:bookmark text:name="strutture-dati"/>Strutture Dati</text:h>
      <text:h text:style-name="P2" text:outline-level="2">1. Rappresentazione di Hop e Percorsi</text:h>
      <text:p text:style-name="P3"><text:span text:style-name="Strong_20_Emphasis"><text:span text:style-name="T1">Hop</text:span></text:span> rappresenta un "salto" di comunicazione unidirezionale fra due rank a una specifica epoca:</text:p>
      <text:p text:style-name="P5">c</text:p>
      <text:p text:style-name="P6"><text:span text:style-name="Source_20_Text"><text:span text:style-name="T1">typedef struct {</text:span></text:span></text:p>
      <text:p text:style-name="P6"><text:span text:style-name="Source_20_Text"><text:span text:style-name="T1"><text:s text:c="4"/>int src; <text:s text:c="3"/>// nodo mittente</text:span></text:span></text:p>
      <text:p text:style-name="P6"><text:span text:style-name="Source_20_Text"><text:span text:style-name="T1"><text:s text:c="4"/>int dst; <text:s text:c="3"/>// nodo ricevente</text:span></text:span></text:p>
      <text:p text:style-name="P6"><text:span text:style-name="Source_20_Text"><text:span text:style-name="T1"><text:s text:c="4"/>int epoch; <text:s/>// epoca della comunicazione</text:span></text:span></text:p>
      <text:p text:style-name="P7"><text:span text:style-name="Source_20_Text"><text:span text:style-name="T1">} Hop;</text:span></text:span></text:p>
      <text:p text:style-name="P3"><text:span text:style-name="Strong_20_Emphasis"><text:span text:style-name="T1">RankHop</text:span></text:span> fornisce tutte le informazioni necessarie perché un processo sappia <text:span text:style-name="Emphasis"><text:span text:style-name="T1">se</text:span></text:span> e <text:span text:style-name="Emphasis"><text:span text:style-name="T1">quali</text:span></text:span> comunicazioni deve gestire in ogni epoca:</text:p>
      <text:p text:style-name="P5">c</text:p>
      <text:p text:style-name="P6"><text:span text:style-name="Source_20_Text"><text:span text:style-name="T1">typedef struct {</text:span></text:span></text:p>
      <text:p text:style-name="P6"><text:span text:style-name="Source_20_Text"><text:span text:style-name="T1"><text:s text:c="4"/>int demand; <text:s text:c="4"/>// identificatore della domanda</text:span></text:span></text:p>
      <text:p text:style-name="P6"><text:span text:style-name="Source_20_Text"><text:span text:style-name="T1"><text:s text:c="4"/>int chunk; <text:s text:c="5"/>// identificatore del blocco dati</text:span></text:span></text:p>
      <text:p text:style-name="P6"><text:span text:style-name="Source_20_Text"><text:span text:style-name="T1"><text:s text:c="4"/>int origin; <text:s text:c="4"/>// rank di origine dei dati</text:span></text:span></text:p>
      <text:p text:style-name="P6"><text:soft-page-break/><text:span text:style-name="Source_20_Text"><text:span text:style-name="T1"><text:s text:c="4"/>int met_epoch; <text:s/>// epoca in cui la domanda è soddisfatta</text:span></text:span></text:p>
      <text:p text:style-name="P6"><text:span text:style-name="Source_20_Text"><text:span text:style-name="T1"><text:s text:c="4"/>Hop hop; <text:s text:c="7"/>// la comunicazione effettiva</text:span></text:span></text:p>
      <text:p text:style-name="P7"><text:span text:style-name="Source_20_Text"><text:span text:style-name="T1">} RankHop;</text:span></text:span></text:p>
      <text:h text:style-name="P2" text:outline-level="2">2. Strutture Dinamiche Ottimizzate per Rank</text:h>
      <text:p text:style-name="P3">Per evitare di dover filtrare ogni volta i percorsi su base globale per sapere quali segmenti interessano ogni processo, vengono <text:span text:style-name="Emphasis"><text:span text:style-name="T1">direttamente costruite delle liste per rank durante il parsing</text:span></text:span>*:</text:p>
      <text:p text:style-name="P5">c</text:p>
      <text:p text:style-name="P6"><text:span text:style-name="Source_20_Text"><text:span text:style-name="T1">RankHop** rank_hops_per_rank; <text:s text:c="10"/>// Array di puntatori a RankHop array (uno per rank)</text:span></text:span></text:p>
      <text:p text:style-name="P6"><text:span text:style-name="Source_20_Text"><text:span text:style-name="T1">int* <text:s text:c="5"/>num_rank_hops_per_rank; <text:s text:c="6"/>// numero effettivo di hop per ogni rank</text:span></text:span></text:p>
      <text:p text:style-name="P7"><text:span text:style-name="Source_20_Text"><text:span text:style-name="T1">int* <text:s text:c="5"/>max_rank_hops_per_rank; <text:s text:c="6"/>// capacità allocata dei vettori per ogni rank</text:span></text:span></text:p>
      <text:p text:style-name="P3">Queste strutture assicurano che <text:span text:style-name="Strong_20_Emphasis"><text:span text:style-name="T1">ogni processo</text:span></text:span> (rank MPI) possa accedere rapidamente alla lista <text:span text:style-name="Emphasis"><text:span text:style-name="T1">locale</text:span></text:span> di messaggi che lo riguardano, limitando il lavoro di filtraggio a un <text:span text:style-name="Emphasis"><text:span text:style-name="T1">solo ciclo</text:span></text:span> di costruzione eseguito all'avvio.</text:p>
      <text:h text:style-name="P2" text:outline-level="2"><text:bookmark text:name="parsing-e-costruzione-dati-ottimizzazione-one-pass"/>Parsing e Costruzione Dati: Ottimizzazione One-Pass</text:h>
      <text:p text:style-name="P3">La funzione centrale di ottimizzazione è:</text:p>
      <text:p text:style-name="P5">c</text:p>
      <text:p text:style-name="P7"><text:span text:style-name="Source_20_Text"><text:span text:style-name="T1">void load_paths_from_json(const char* schedule_file, int num_ranks)</text:span></text:span></text:p>
      <text:p text:style-name="P3"><text:span text:style-name="Strong_20_Emphasis"><text:span text:style-name="T1">Principio chiave:</text:span></text:span></text:p>
      <text:list text:style-name="L2">
        <text:list-item>
          <text:p text:style-name="P8"><text:span text:style-name="Strong_20_Emphasis"><text:span text:style-name="T1">Durante il parsing</text:span></text:span> del file dei percorsi JSON si distribuiscono <text:span text:style-name="Emphasis"><text:span text:style-name="T1">immediatamente</text:span></text:span> le informazioni sui hop ai rank pertinenti (sia <text:span text:style-name="Source_20_Text"><text:span text:style-name="T1">src</text:span></text:span> che <text:span text:style-name="Source_20_Text"><text:span text:style-name="T1">dst</text:span></text:span>), evitando di costruire un array globale di tutti i path per poi filtrarli a posteriori.</text:p>
        </text:list-item>
        <text:list-item>
          <text:p text:style-name="P8">Si alloca la memoria per i vettori di hop di ogni rank in modo incrementale (raddoppiando quando necessario).</text:p>
        </text:list-item>
      </text:list>
      <text:p text:style-name="P3"><text:span text:style-name="Strong_20_Emphasis"><text:span text:style-name="T1">Vantaggi:</text:span></text:span></text:p>
      <text:list text:style-name="L3">
        <text:list-item>
          <text:p text:style-name="P9">Tempo di avvio ridotto (il costo di filtraggio è costante rispetto al numero di simulazioni).</text:p>
        </text:list-item>
        <text:list-item>
          <text:p text:style-name="P9">Maggiore località dei dati: ogni rank lavora solo con le proprie informazioni, evitando inutili copie.</text:p>
        </text:list-item>
      </text:list>
      <text:h text:style-name="P2" text:outline-level="2"><text:bookmark text:name="simulazione-degli-hop"/>Simulazione degli Hop</text:h>
      <text:p text:style-name="P3">La funzione di simulazione per ogni epoca è:</text:p>
      <text:p text:style-name="P5">c</text:p>
      <text:p text:style-name="P7"><text:soft-page-break/><text:span text:style-name="Source_20_Text"><text:span text:style-name="T1">void simulate_epoch(int rank, int size, int epoch, int chunk_int_size, int* simulated_allgather, int data_size)</text:span></text:span></text:p>
      <text:p text:style-name="P3">Il ciclo principale è sulle comunicazioni (hop) <text:span text:style-name="Strong_20_Emphasis"><text:span text:style-name="T1">reali</text:span></text:span> che coinvolgono il processo all’epoca corrente:</text:p>
      <text:list text:style-name="L4">
        <text:list-item>
          <text:p text:style-name="P10">Se il rank è mittente (<text:span text:style-name="Source_20_Text"><text:span text:style-name="T1">src</text:span></text:span>), invia il dato via <text:span text:style-name="Source_20_Text"><text:span text:style-name="T1">MPI_Send</text:span></text:span>.</text:p>
        </text:list-item>
        <text:list-item>
          <text:p text:style-name="P10">Se è destinatario (<text:span text:style-name="Source_20_Text"><text:span text:style-name="T1">dst</text:span></text:span>), riceve con <text:span text:style-name="Source_20_Text"><text:span text:style-name="T1">MPI_Recv</text:span></text:span> e aggiorna la sua copia locale del buffer aggregato.</text:p>
        </text:list-item>
      </text:list>
      <text:p text:style-name="P3">Questa logica, insieme alla struttura per-rank, garantisce che in <text:span text:style-name="Strong_20_Emphasis"><text:span text:style-name="T1">ogni epoca</text:span></text:span> ogni processo faccia <text:span text:style-name="Strong_20_Emphasis"><text:span text:style-name="T1">solo</text:span></text:span> le operazioni necessarie.</text:p>
      <text:h text:style-name="P2" text:outline-level="2"><text:bookmark text:name="flusso-principale-main-e-logica-globale"/>Flusso Principale (main) e Logica Globale</text:h>
      <text:list text:style-name="L5">
        <text:list-item>
          <text:p text:style-name="P11"><text:span text:style-name="Strong_20_Emphasis"><text:span text:style-name="T1">Inizializzazione e Parsing Configurazione:</text:span></text:span><text:line-break/>Si legge un file di configurazione <text:span text:style-name="Source_20_Text"><text:span text:style-name="T1">config.json</text:span></text:span> per determinare parametri topologici (numero di gruppi, router, chunk, epoche, ecc.).</text:p>
        </text:list-item>
        <text:list-item>
          <text:p text:style-name="P11"><text:span text:style-name="Strong_20_Emphasis"><text:span text:style-name="T1">Controllo Consistenza MPI:</text:span></text:span><text:line-break/>Il numero di processi avviati deve corrispondere a quanto descritto nella topologia; altrimenti il programma termina.</text:p>
        </text:list-item>
        <text:list-item>
          <text:p text:style-name="P11"><text:span text:style-name="Strong_20_Emphasis"><text:span text:style-name="T1">Parsing One-Pass dei Percorsi:</text:span></text:span><text:line-break/>Con <text:span text:style-name="Source_20_Text"><text:span text:style-name="T1">init_rank_hops</text:span></text:span> e <text:span text:style-name="Source_20_Text"><text:span text:style-name="T1">load_paths_from_json</text:span></text:span>, si costruiscono direttamente le strutture informazioni dei hop rilevanti per ogni rank.</text:p>
        </text:list-item>
        <text:list-item>
          <text:p text:style-name="P11"><text:span text:style-name="Strong_20_Emphasis"><text:span text:style-name="T1">Preparazione dei dati personali:</text:span></text:span><text:line-break/>Ogni processo prepara il proprio blocco dati casuale da inviare.</text:p>
        </text:list-item>
        <text:list-item>
          <text:p text:style-name="P11"><text:span text:style-name="Strong_20_Emphasis"><text:span text:style-name="T1">Simulazione multi-epoca:</text:span></text:span><text:line-break/>Si itera sulle epoche richieste, e in ognuna si chiamano solo le comunicazioni previste per ogni rank in quell’epoca.</text:p>
        </text:list-item>
        <text:list-item>
          <text:p text:style-name="P11"><text:span text:style-name="Strong_20_Emphasis"><text:span text:style-name="T1">Confronto con MPI_Allgather reale:</text:span></text:span><text:line-break/>Per validare la correttezza della simulazione, si confronta il buffer simulato e quello prodotto dalla primitiva nativa MPI_Allgather.</text:p>
        </text:list-item>
      </text:list>
      <text:h text:style-name="P2" text:outline-level="2"><text:bookmark text:name="dettagli-sulle-ottimizzazioni-e-impatto-prestazion"/>Dettagli sulle Ottimizzazioni e Impatto Prestazionale</text:h>
      <text:h text:style-name="P2" text:outline-level="2">Scelte Chiare</text:h>
      <text:list text:style-name="L6">
        <text:list-item>
          <text:p text:style-name="P12"><text:span text:style-name="Strong_20_Emphasis"><text:span text:style-name="T1">Distribuzione diretta:</text:span></text:span> Le informazioni sulle comunicazioni sono associate immediatamente ai rank coinvolti (<text:span text:style-name="Source_20_Text"><text:span text:style-name="T1">src</text:span></text:span> e <text:span text:style-name="Source_20_Text"><text:span text:style-name="T1">dst</text:span></text:span> di ogni hop) <text:span text:style-name="Emphasis"><text:span text:style-name="T1">durante</text:span></text:span> la scansione del JSON.</text:p>
        </text:list-item>
        <text:list-item>
          <text:p text:style-name="P12"><text:soft-page-break/><text:span text:style-name="Strong_20_Emphasis"><text:span text:style-name="T1">Espansione progressiva:</text:span></text:span> I vettori dei RankHop per ogni rank sono dinamici e crescono solo all’occorrenza, limitando sprechi di memoria.</text:p>
        </text:list-item>
        <text:list-item>
          <text:p text:style-name="P12"><text:span text:style-name="Strong_20_Emphasis"><text:span text:style-name="T1">Eliminazione doppio ciclo:</text:span></text:span> L’allocazione e la distribuzione delle informazioni in unica passata elimina la necessità di costruire e filtrare strutture dati intermedie (come l’array paths globale delle versioni iniziali).</text:p>
        </text:list-item>
        <text:list-item>
          <text:p text:style-name="P12"><text:span text:style-name="Strong_20_Emphasis"><text:span text:style-name="T1">Località dati:</text:span></text:span> Durante la simulazione di ogni epoca, ogni processo accede solo alla propria lista locale senza dover scandagliare l’intero spazio dei dati.</text:p>
        </text:list-item>
      </text:list>
      <text:h text:style-name="P2" text:outline-level="2">Analisi Complessità</text:h>
      <text:list text:style-name="L7">
        <text:list-item>
          <text:p text:style-name="P13"><text:span text:style-name="Strong_20_Emphasis"><text:span text:style-name="T1">Parsing e distribuzione hop:</text:span></text:span> O(N), dove N è il numero totale degli hop nel file JSON.</text:p>
        </text:list-item>
        <text:list-item>
          <text:p text:style-name="P13"><text:span text:style-name="Strong_20_Emphasis"><text:span text:style-name="T1">Simulazione:</text:span></text:span> In ogni epoca, ogni processo esegue O(K) operazioni, dove K è il numero di hop che lo interessano in quell’epoca.</text:p>
        </text:list-item>
        <text:list-item>
          <text:p text:style-name="P13"><text:span text:style-name="Strong_20_Emphasis"><text:span text:style-name="T1">Memoria:</text:span></text:span> O(N) in totale, ripartita sui processi con duplicazione solo dove necessario (es. un hop che coinvolge src e dst diversi è inserito in entrambe le liste).</text:p>
        </text:list-item>
      </text:list>
      <text:h text:style-name="P2" text:outline-level="2">Scalabilità</text:h>
      <text:list text:style-name="L8">
        <text:list-item>
          <text:p text:style-name="P14"><text:span text:style-name="Strong_20_Emphasis"><text:span text:style-name="T1">In scenari large-scale (molti processi, molte comunicazioni):</text:span></text:span></text:p>
          <text:list>
            <text:list-item>
              <text:p text:style-name="P14">La distribuzione anticipata evita che ogni processo debba processare dati estranei.</text:p>
            </text:list-item>
            <text:list-item>
              <text:p text:style-name="P14">Scaling favorevole sia in tempo che in memoria.</text:p>
            </text:list-item>
            <text:list-item>
              <text:p text:style-name="P14">L’unica operazione costosa è la scansione all’avvio, ma è eseguita solo una volta a setup.</text:p>
            </text:list-item>
          </text:list>
        </text:list-item>
      </text:list>
      <text:h text:style-name="P2" text:outline-level="2"><text:bookmark text:name="applicazioni-limiti-e-flessibilit"/>Applicazioni, Limiti e Flessibilità</text:h>
      <text:p text:style-name="P3"><text:span text:style-name="Strong_20_Emphasis"><text:span text:style-name="T1">Quest’approccio è ideale per:</text:span></text:span></text:p>
      <text:list text:style-name="L9">
        <text:list-item>
          <text:p text:style-name="P15">Simulazione e prototipazione di algoritmi di comunicazione su topologie complesse.</text:p>
        </text:list-item>
        <text:list-item>
          <text:p text:style-name="P15">Test di strategie avanzate di instradamento e scheduling su cluster e reti dati non banali.</text:p>
        </text:list-item>
        <text:list-item>
          <text:p text:style-name="P15">Analisi del comportamento e performance di nuove primitive di comunicazione.</text:p>
        </text:list-item>
      </text:list>
      <text:p text:style-name="P3"><text:span text:style-name="Strong_20_Emphasis"><text:span text:style-name="T1">Limiti:</text:span></text:span></text:p>
      <text:list text:style-name="L10">
        <text:list-item>
          <text:p text:style-name="P16">Occorre che ogni processo abbia la descrizione completa dei percorsi (<text:span text:style-name="Source_20_Text"><text:span text:style-name="T1">JSON</text:span></text:span>) in memoria; per reti assolutamente gigantesche può essere favorevole una lettura e distribuzione distribuita del JSON stesso.</text:p>
        </text:list-item>
        <text:list-item>
          <text:p text:style-name="P16">Non si gestisce qui la parallelizzazione della fase di parsing/distribuzione, ma questa è facilmente ottenibile su richiesta.</text:p>
        </text:list-item>
      </text:list>
      <text:h text:style-name="P2" text:outline-level="2"><text:bookmark text:name="conclusioni"/><text:soft-page-break/>Conclusioni</text:h>
      <text:p text:style-name="P3">L’architettura adottata e le ottimizzazioni implementate forniscono una soluzione estremamente <text:span text:style-name="Strong_20_Emphasis"><text:span text:style-name="T1">efficiente</text:span></text:span>, <text:span text:style-name="Strong_20_Emphasis"><text:span text:style-name="T1">scalabile</text:span></text:span> e <text:span text:style-name="Strong_20_Emphasis"><text:span text:style-name="T1">flessibile</text:span></text:span> per la simulazione di primitive di comunicazione complesse (come Allgather personalizzati) in ambiente MPI partendo da file di descrizione in linguaggio JSON.</text:p>
      <text:p text:style-name="P3">I punti di forza della soluzione possono essere riassunti come segue:</text:p>
      <text:list text:style-name="L11">
        <text:list-item>
          <text:p text:style-name="P17"><text:span text:style-name="Strong_20_Emphasis"><text:span text:style-name="T1">Parsing a passaggio singolo</text:span></text:span> con distribuzione anticipata delle informazioni.</text:p>
        </text:list-item>
        <text:list-item>
          <text:p text:style-name="P17"><text:span text:style-name="Strong_20_Emphasis"><text:span text:style-name="T1">Accesso locale ed efficiente</text:span></text:span> ai dati rilevanti per ogni processo.</text:p>
        </text:list-item>
        <text:list-item>
          <text:p text:style-name="P17"><text:span text:style-name="Strong_20_Emphasis"><text:span text:style-name="T1">Eliminazione di strutture dati globali ridondanti</text:span></text:span> e di passaggi di filtro post-parsing.</text:p>
        </text:list-item>
        <text:list-item>
          <text:p text:style-name="P17"><text:span text:style-name="Strong_20_Emphasis"><text:span text:style-name="T1">Confronto diretto</text:span></text:span> con l’implementazione nativa di MPI per la validazione dei risultati.</text:p>
        </text:list-item>
      </text:list>
      <text:p text:style-name="P3">Questi principi sono trasferibili in ogni contesto in cui è necessario filtrare e distribuire dati eterogenei e fortemente localizzati tra processi (in particolare nell’ambito della simulazione di sistemi distribuiti ad alte prestazioni).</text:p>
      <text:h text:style-name="P2" text:outline-level="2"><text:bookmark text:name="spunti-per-la-tesifuturi-sviluppi"/>Spunti per la tesi/futuri sviluppi</text:h>
      <text:list text:style-name="L12">
        <text:list-item>
          <text:p text:style-name="P18">Potresti estendere l’ottimizzazione a un caricamento <text:span text:style-name="Emphasis"><text:span text:style-name="T1">distribuito</text:span></text:span> del JSON, in cui ogni rank si occupa solo delle sue parti, riducendo ancora di più l’impatto sulla memoria.</text:p>
        </text:list-item>
        <text:list-item>
          <text:p text:style-name="P18">Potresti integrare tecniche di compressione o strutture dati sparse per reti di dimensioni colossali.</text:p>
        </text:list-item>
        <text:list-item>
          <text:p text:style-name="P18">Potresti confrontare empiricamente i tempi di parsing e setup tra questa strategia e quella naive (prima costruzione di array globale + filtro per ogni rank).</text:p>
        </text:list-item>
        <text:list-item>
          <text:p text:style-name="P18">Potresti generalizzare il framework per simulare altre primitive collettive in modo customizzato, sempre attraverso file JSON.</text:p>
        </text:list-item>
      </text:list>
      <text:p text:style-name="P3">Se vuoi una <text:span text:style-name="Strong_20_Emphasis"><text:span text:style-name="T1">descrizione pronta all’uso</text:span></text:span> per una sezione della tesi o vuoi dettagli su singole funzioni e passi, chiedi pure: posso aiutarti a dettagliare ogni sezione, teorica o pratica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5:41:23.787686306</meta:creation-date>
    <dc:date>2025-07-17T15:42:53.879394061</dc:date>
    <meta:editing-duration>PT1M33S</meta:editing-duration>
    <meta:editing-cycles>1</meta:editing-cycles>
    <meta:document-statistic meta:table-count="0" meta:image-count="0" meta:object-count="0" meta:page-count="5" meta:paragraph-count="95" meta:word-count="1239" meta:character-count="8479" meta:non-whitespace-character-count="7282"/>
    <meta:generator>LibreOffice/24.8.6.2$Linux_X86_64 LibreOffice_project/480$Build-2</meta:generator>
  </office:meta>
</office:document-meta>
</file>